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6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5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6" office:value-type="string" calcext:value-type="string">
            <text:p><text:span text:style-name="T1">{d.currentDate:convDate(YYYY-MM-DD, MM/DD/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[.E38]&gt;0;(ABS([.F38]-[.E38]))*100/(MIN([.E38:.F38]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[.E45]&gt;0;(ABS([.F45]-[.E45]))*100/(MIN([.E45:.F45]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">
      <number:number number:decimal-places="4" number:min-decimal-places="4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5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2P0"/>
    </number:number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hours/>
      <number:text>:</number:text>
      <number:minutes number:style="long"/>
      <number:text> </number:text>
      <number:am-pm/>
    </number:time-style>
    <number:date-style style:name="N1015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3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time-style style:name="N10125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date-style style:name="N10127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5" number:language="en" number:country="US"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  <dc:date>2022-09-28T14:29:32.918127558</dc:date>
    <meta:editing-duration>PT1H37M28S</meta:editing-duration>
    <meta:editing-cycles>48</meta:editing-cycles>
    <meta:document-statistic meta:table-count="1" meta:cell-count="620" meta:object-count="0"/>
  </office:meta>
</office:document-meta>
</file>